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>
      <style:paragraph-properties fo:margin-left="0.4925in" fo:margin-right="0in" fo:margin-top="0in" fo:margin-bottom="0in" fo:text-indent="0in" style:auto-text-indent="false"/>
    </style:style>
    <style:style style:name="P5" style:family="paragraph" style:parent-style-name="Text_20_body" style:list-style-name="L1">
      <style:paragraph-properties fo:margin-left="0.4925in" fo:margin-right="0in" fo:margin-top="0in" fo:margin-bottom="0in" fo:text-indent="0in" style:auto-text-indent="false"/>
    </style:style>
    <style:style style:name="P6" style:family="paragraph" style:parent-style-name="Text_20_body" style:list-style-name="L1">
      <style:paragraph-properties fo:margin-left="0.4925in" fo:margin-right="0in" fo:margin-top="0in" fo:margin-bottom="0in" fo:text-indent="0in" style:auto-text-indent="false"/>
    </style:style>
    <style:style style:name="P7" style:family="paragraph" style:parent-style-name="Text_20_body" style:list-style-name="L1">
      <style:paragraph-properties fo:margin-left="0.4925in" fo:margin-right="0in" fo:margin-top="0in" fo:margin-bottom="0in" fo:text-indent="0in" style:auto-text-indent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r leadership meeting will be held this coming Thursday at 7:00PM.  We'll have reports from the leaders in attendance as well as discussing the following activities:</text:p>
      <text:list text:style-name="L1">
        <text:list-item>
          <text:p text:style-name="P3">Planning the next pack meeting</text:p>
        </text:list-item>
        <text:list-item>
          <text:p text:style-name="P5">Flyers that went home with K-4 boys,</text:p>
        </text:list-item>
        <text:list-item>
          <text:p text:style-name="P5">Activities for the boys,</text:p>
        </text:list-item>
        <text:list-item>
          <text:p text:style-name="P5">Handouts for interested new families,</text:p>
        </text:list-item>
        <text:list-item>
          <text:p text:style-name="P5">Distribution of First Aid Kits and Whistles</text:p>
        </text:list-item>
        <text:list-item>
          <text:p text:style-name="P5">Gear setup demonstrations/information</text:p>
        </text:list-item>
      </text:list>
      <text:p text:style-name="P4"/>
      <text:list text:style-name="L1">
        <text:list-item>
          <text:p text:style-name="P3">Recently Purchased (or soon-to-be purchased) Items</text:p>
          <text:list>
            <text:list-item>
              <text:p text:style-name="P3">Survival Whistles,</text:p>
            </text:list-item>
            <text:list-item>
              <text:p text:style-name="P3">Personal First Aid Kits,</text:p>
            </text:list-item>
            <text:list-item>
              <text:p text:style-name="P3">Pack First Aid Kit,</text:p>
            </text:list-item>
            <text:list-item>
              <text:p text:style-name="P3">Tubs for dishwashing, </text:p>
            </text:list-item>
            <text:list-item>
              <text:p text:style-name="P3">"Ditty Bags" for hanging up drying dishes, etc.</text:p>
            </text:list-item>
          </text:list>
        </text:list-item>
      </text:list>
      <text:p text:style-name="P2"/>
      <text:list text:style-name="L1">
        <text:list-item>
          <text:p text:style-name="P3">The Spring campout</text:p>
          <text:list>
            <text:list-item>
              <text:p text:style-name="P3">Status of the planning for the campout </text:p>
            </text:list-item>
            <text:list-item>
              <text:p text:style-name="P5">Food/Cooking</text:p>
            </text:list-item>
            <text:list-item>
              <text:p text:style-name="P5">Cleanup</text:p>
            </text:list-item>
            <text:list-item>
              <text:p text:style-name="P5">Hike</text:p>
            </text:list-item>
            <text:list-item>
              <text:p text:style-name="P5">Large group games</text:p>
            </text:list-item>
            <text:list-item>
              <text:p text:style-name="P5">Safety</text:p>
            </text:list-item>
            <text:list-item>
              <text:p text:style-name="P5">Campfire activities</text:p>
            </text:list-item>
            <text:list-item>
              <text:p text:style-name="P3">Getting medical forms from all participants, including adults</text:p>
            </text:list-item>
            <text:list-item>
              <text:p text:style-name="P3">Getting contact information for all parents not in attendance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4-16T15:59:16</meta:creation-date>
    <dc:creator>Ken Ross</dc:creator>
    <dc:date>2008-05-13T06:56:09</dc:date>
    <meta:printed-by>Ken Ross</meta:printed-by>
    <meta:print-date>2008-05-13T06:55:30</meta:print-date>
    <meta:editing-cycles>2</meta:editing-cycles>
    <meta:editing-duration>PT13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125" meta:character-count="797"/>
  </office:meta>
</office:document-meta>
</file>